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570">
            <text:p>357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335">
            <text:p>333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492">
            <text:p>3492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621">
            <text:p>36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688">
            <text:p>368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634">
            <text:p>363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113">
            <text:p>311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54">
            <text:p>5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6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3:54:18.51</meta:creation-date>
    <dc:date>2020-01-11T16:54:06.66</dc:date>
    <meta:editing-duration>PT2H59M48S</meta:editing-duration>
    <meta:editing-cycles>1</meta:editing-cycles>
    <meta:document-statistic meta:table-count="3" meta:cell-count="104" meta:object-count="0"/>
    <meta:generator>OpenOffice/4.1.7$Win32 OpenOffice.org_project/417m1$Build-9800</meta:generator>
  </office:meta>
</office:document-meta>
</file>